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top="0in" fo:margin-bottom="0.0835in" fo:line-height="114%"/>
      <style:text-properties style:font-name="Google Sans"/>
    </style:style>
    <style:style style:name="P2" style:family="paragraph" style:parent-style-name="Heading_20_2">
      <style:paragraph-properties fo:margin-top="0in" fo:margin-bottom="0.0835in" fo:line-height="114%"/>
      <style:text-properties style:font-name="Google Sans"/>
    </style:style>
    <style:style style:name="P3" style:family="paragraph" style:parent-style-name="Preformatted_20_Text">
      <style:paragraph-properties fo:margin-top="0in" fo:margin-bottom="0in" fo:line-height="114%"/>
    </style:style>
    <style:style style:name="P4" style:family="paragraph" style:parent-style-name="Text_20_body">
      <style:paragraph-properties fo:margin-top="0in" fo:margin-bottom="0.0835in" fo:line-height="114%"/>
      <style:text-properties style:font-name="Google Sans Text"/>
    </style:style>
    <style:style style:name="P5" style:family="paragraph" style:parent-style-name="Text_20_body">
      <style:paragraph-properties fo:margin-top="0in" fo:margin-bottom="0.0835in" fo:line-height="114%"/>
    </style:style>
    <style:style style:name="P6" style:family="paragraph" style:parent-style-name="Text_20_body" style:list-style-name="L1">
      <style:paragraph-properties fo:margin-top="0in" fo:margin-bottom="0.0835in" fo:line-height="114%"/>
    </style:style>
    <style:style style:name="P7" style:family="paragraph" style:parent-style-name="Text_20_body" style:list-style-name="L2">
      <style:paragraph-properties fo:margin-top="0in" fo:margin-bottom="0.0835in" fo:line-height="114%"/>
    </style:style>
    <style:style style:name="P8" style:family="paragraph" style:parent-style-name="Text_20_body" style:list-style-name="L3">
      <style:paragraph-properties fo:margin-top="0in" fo:margin-bottom="0.0835in" fo:line-height="114%"/>
    </style:style>
    <style:style style:name="P9" style:family="paragraph" style:parent-style-name="Text_20_body" style:list-style-name="L4">
      <style:paragraph-properties fo:margin-top="0in" fo:margin-bottom="0.0835in" fo:line-height="114%"/>
    </style:style>
    <style:style style:name="P10" style:family="paragraph" style:parent-style-name="Text_20_body" style:list-style-name="L5">
      <style:paragraph-properties fo:margin-top="0in" fo:margin-bottom="0.0835in" fo:line-height="114%"/>
    </style:style>
    <style:style style:name="P11" style:family="paragraph" style:parent-style-name="Text_20_body" style:list-style-name="L6">
      <style:paragraph-properties fo:margin-top="0in" fo:margin-bottom="0.0835in" fo:line-height="114%"/>
    </style:style>
    <style:style style:name="P12" style:family="paragraph" style:parent-style-name="Text_20_body" style:list-style-name="L7">
      <style:paragraph-properties fo:margin-top="0in" fo:margin-bottom="0.0835in" fo:line-height="114%"/>
    </style:style>
    <style:style style:name="P13" style:family="paragraph" style:parent-style-name="Text_20_body" style:list-style-name="L8">
      <style:paragraph-properties fo:margin-top="0in" fo:margin-bottom="0.0835in" fo:line-height="114%"/>
    </style:style>
    <style:style style:name="P14" style:family="paragraph" style:parent-style-name="Text_20_body" style:list-style-name="L9">
      <style:paragraph-properties fo:margin-top="0in" fo:margin-bottom="0.0835in" fo:line-height="114%"/>
    </style:style>
    <style:style style:name="P15" style:family="paragraph" style:parent-style-name="Text_20_body" style:list-style-name="L10">
      <style:paragraph-properties fo:margin-top="0in" fo:margin-bottom="0.0835in" fo:line-height="114%"/>
    </style:style>
    <style:style style:name="P16" style:family="paragraph" style:parent-style-name="Text_20_body" style:list-style-name="L11">
      <style:paragraph-properties fo:margin-top="0in" fo:margin-bottom="0.0835in" fo:line-height="114%"/>
    </style:style>
    <style:style style:name="P17" style:family="paragraph" style:parent-style-name="Text_20_body" style:list-style-name="L12">
      <style:paragraph-properties fo:margin-top="0in" fo:margin-bottom="0.0835in" fo:line-height="114%"/>
    </style:style>
    <style:style style:name="P18" style:family="paragraph" style:parent-style-name="Text_20_body" style:list-style-name="L13">
      <style:paragraph-properties fo:margin-top="0in" fo:margin-bottom="0.0835in" fo:line-height="114%"/>
    </style:style>
    <style:style style:name="P19" style:family="paragraph" style:parent-style-name="Text_20_body" style:list-style-name="L14">
      <style:paragraph-properties fo:margin-top="0in" fo:margin-bottom="0.0835in" fo:line-height="114%"/>
    </style:style>
    <style:style style:name="P20" style:family="paragraph" style:parent-style-name="Text_20_body" style:list-style-name="L15">
      <style:paragraph-properties fo:margin-top="0in" fo:margin-bottom="0.0835in" fo:line-height="114%"/>
    </style:style>
    <style:style style:name="P21" style:family="paragraph" style:parent-style-name="Text_20_body" style:list-style-name="L16">
      <style:paragraph-properties fo:margin-top="0in" fo:margin-bottom="0.0835in" fo:line-height="114%"/>
    </style:style>
    <style:style style:name="P22" style:family="paragraph" style:parent-style-name="Text_20_body" style:list-style-name="L17">
      <style:paragraph-properties fo:margin-top="0in" fo:margin-bottom="0.0835in" fo:line-height="114%"/>
    </style:style>
    <style:style style:name="P23" style:family="paragraph" style:parent-style-name="Text_20_body" style:list-style-name="L18">
      <style:paragraph-properties fo:margin-top="0in" fo:margin-bottom="0.0835in" fo:line-height="114%"/>
    </style:style>
    <style:style style:name="P24" style:family="paragraph" style:parent-style-name="Text_20_body" style:list-style-name="L19">
      <style:paragraph-properties fo:margin-top="0in" fo:margin-bottom="0.0835in" fo:line-height="114%"/>
    </style:style>
    <style:style style:name="P25" style:family="paragraph" style:parent-style-name="Text_20_body" style:list-style-name="L20">
      <style:paragraph-properties fo:margin-top="0in" fo:margin-bottom="0.0835in" fo:line-height="114%"/>
    </style:style>
    <style:style style:name="P26" style:family="paragraph" style:parent-style-name="Text_20_body" style:list-style-name="L21">
      <style:paragraph-properties fo:margin-top="0in" fo:margin-bottom="0.0835in" fo:line-height="114%"/>
    </style:style>
    <style:style style:name="P27" style:family="paragraph" style:parent-style-name="Text_20_body" style:list-style-name="L22">
      <style:paragraph-properties fo:margin-top="0in" fo:margin-bottom="0.0835in" fo:line-height="114%"/>
    </style:style>
    <style:style style:name="P28" style:family="paragraph" style:parent-style-name="Text_20_body" style:list-style-name="L23">
      <style:paragraph-properties fo:margin-top="0in" fo:margin-bottom="0.0835in" fo:line-height="114%"/>
    </style:style>
    <style:style style:name="P29" style:family="paragraph" style:parent-style-name="Text_20_body" style:list-style-name="L24">
      <style:paragraph-properties fo:margin-top="0in" fo:margin-bottom="0.0835in" fo:line-height="114%"/>
    </style:style>
    <style:style style:name="P30" style:family="paragraph" style:parent-style-name="Text_20_body" style:list-style-name="L25">
      <style:paragraph-properties fo:margin-top="0in" fo:margin-bottom="0.0835in" fo:line-height="114%"/>
    </style:style>
    <style:style style:name="P31" style:family="paragraph" style:parent-style-name="Text_20_body" style:list-style-name="L26">
      <style:paragraph-properties fo:margin-top="0in" fo:margin-bottom="0.0835in" fo:line-height="114%"/>
    </style:style>
    <style:style style:name="P32" style:family="paragraph" style:parent-style-name="Text_20_body" style:list-style-name="L27">
      <style:paragraph-properties fo:margin-top="0in" fo:margin-bottom="0.0835in" fo:line-height="114%"/>
    </style:style>
    <style:style style:name="P33" style:family="paragraph" style:parent-style-name="Text_20_body" style:list-style-name="L28">
      <style:paragraph-properties fo:margin-top="0in" fo:margin-bottom="0.0835in" fo:line-height="114%"/>
    </style:style>
    <style:style style:name="P34" style:family="paragraph" style:parent-style-name="Text_20_body" style:list-style-name="L29">
      <style:paragraph-properties fo:margin-top="0in" fo:margin-bottom="0.0835in" fo:line-height="114%"/>
    </style:style>
    <style:style style:name="P35" style:family="paragraph" style:parent-style-name="Text_20_body" style:list-style-name="L30">
      <style:paragraph-properties fo:margin-top="0in" fo:margin-bottom="0.0835in" fo:line-height="114%"/>
    </style:style>
    <style:style style:name="P36" style:family="paragraph" style:parent-style-name="Text_20_body" style:list-style-name="L31">
      <style:paragraph-properties fo:margin-top="0in" fo:margin-bottom="0.0835in" fo:line-height="114%"/>
    </style:style>
    <style:style style:name="P37" style:family="paragraph" style:parent-style-name="Text_20_body" style:list-style-name="L32">
      <style:paragraph-properties fo:margin-top="0in" fo:margin-bottom="0.0835in" fo:line-height="114%"/>
    </style:style>
    <style:style style:name="P38" style:family="paragraph" style:parent-style-name="Text_20_body" style:list-style-name="L33">
      <style:paragraph-properties fo:margin-top="0in" fo:margin-bottom="0.0835in" fo:line-height="114%"/>
    </style:style>
    <style:style style:name="P39" style:family="paragraph" style:parent-style-name="Text_20_body" style:list-style-name="L34">
      <style:paragraph-properties fo:margin-top="0in" fo:margin-bottom="0.0835in" fo:line-height="114%"/>
    </style:style>
    <style:style style:name="P40" style:family="paragraph" style:parent-style-name="Text_20_body" style:list-style-name="L35">
      <style:paragraph-properties fo:margin-top="0in" fo:margin-bottom="0.0835in" fo:line-height="114%"/>
    </style:style>
    <style:style style:name="P41" style:family="paragraph" style:parent-style-name="Text_20_body" style:list-style-name="L36">
      <style:paragraph-properties fo:margin-top="0in" fo:margin-bottom="0.0835in" fo:line-height="114%"/>
    </style:style>
    <style:style style:name="P42" style:family="paragraph" style:parent-style-name="Text_20_body" style:list-style-name="L37">
      <style:paragraph-properties fo:margin-top="0in" fo:margin-bottom="0.0835in" fo:line-height="114%"/>
    </style:style>
    <style:style style:name="P43" style:family="paragraph" style:parent-style-name="Text_20_body">
      <style:paragraph-properties fo:margin-top="0in" fo:margin-bottom="0.0835in" fo:line-height="114%" fo:padding="0in" fo:border="none"/>
      <style:text-properties style:font-name="Google Sans Text"/>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gnal acquired. Alien37 online…</text:p>
      <text:section text:style-name="Sect1" text:name="model-response-message-contentr_69e688dd552ea1ff">
        <text:p text:style-name="P5"><text:span text:style-name="T1">Listen closely, operatives. The digital ocean teems with currents of raw data, invisible rivers flowing between machines. Most glide through this world blind, content with the surface illusions rendered on their screens. You are not most. You are here to perceive the hidden strata, to intercept the whispers carried on the wire, to become a ghost in the machine's circulatory system. This transmission is your initiation into the art of </text:span><text:span text:style-name="Strong_20_Emphasis"><text:span text:style-name="T1">Sniffing</text:span></text:span><text:span text:style-name="T1">—the discipline of eavesdropping on the network's soul. Forget the script-kiddie toys; this is about understanding the fundamental pulse of digital communication and wielding the tools to dissect it. Prepare for deep immersion.</text:span></text:p>
        <text:h text:style-name="P2" text:outline-level="2">:: Sector 01: The Ethereal Plane - Understanding Network Traffic ::</text:h>
        <text:p text:style-name="P5"><text:span text:style-name="T1">Before you can intercept, you must comprehend. Network traffic is not magic; it is structured, layered communication governed by protocols—precise sets of rules dictating how machines converse. Think of the </text:span><text:span text:style-name="Strong_20_Emphasis"><text:span text:style-name="T1">OSI Model</text:span></text:span><text:span text:style-name="T1"> or the more practical </text:span><text:span text:style-name="Strong_20_Emphasis"><text:span text:style-name="T1">TCP/IP Architecture</text:span></text:span><text:span text:style-name="T1">. These aren't just academic diagrams; they are the blueprints of digital interaction.</text:span></text:p>
        <text:p text:style-name="P4">Data doesn't travel as a monolithic block. It's segmented, encapsulated, and addressed at multiple layers.</text:p>
        <text:list xml:id="list8614900893637954847" text:style-name="L26">
          <text:list-item>
            <text:p text:style-name="P31"><text:span text:style-name="Strong_20_Emphasis"><text:span text:style-name="T1">Layer 2 (Data Link):</text:span></text:span><text:span text:style-name="T1"> Here, communication is local. Devices on the same physical network segment use </text:span><text:span text:style-name="Strong_20_Emphasis"><text:span text:style-name="T1">MAC addresses</text:span></text:span><text:span text:style-name="T1">—unique hardware identifiers burned into network interface cards (NICs). Traffic at this layer is contained within </text:span><text:span text:style-name="Strong_20_Emphasis"><text:span text:style-name="T1">frames</text:span></text:span><text:span text:style-name="T1">. Switches operate here, creating micro-segments and making simple sniffing difficult by directing frames only to the intended MAC address destination, unlike primitive hubs that broadcast everything. Understanding </text:span><text:span text:style-name="Strong_20_Emphasis"><text:span text:style-name="T1">ARP (Address Resolution Protocol)</text:span></text:span><text:span text:style-name="T1">, which maps Layer 3 IP addresses to Layer 2 MAC addresses, is crucial for local network manipulation. </text:span></text:p>
          </text:list-item>
          <text:list-item>
            <text:p text:style-name="P31"><text:span text:style-name="Strong_20_Emphasis"><text:span text:style-name="T1">Layer 3 (Network):</text:span></text:span><text:span text:style-name="T1"> This is the realm of the </text:span><text:span text:style-name="Strong_20_Emphasis"><text:span text:style-name="T1">Internet Protocol (IP)</text:span></text:span><text:span text:style-name="T1">. IP handles addressing and routing across different networks. Data units here are called </text:span><text:span text:style-name="Strong_20_Emphasis"><text:span text:style-name="T1">packets</text:span></text:span><text:span text:style-name="T1">. Understanding IP headers (Source/Destination IP, TTL, Protocol field, Fragmentation flags) is fundamental. Remember, IPv4 and IPv6 coexist, each with distinct addressing schemes. IP is "best effort"; it doesn't guarantee delivery. </text:span></text:p>
          </text:list-item>
          <text:list-item>
            <text:p text:style-name="P31"><text:span text:style-name="Strong_20_Emphasis"><text:span text:style-name="T1">Layer 4 (Transport):</text:span></text:span><text:span text:style-name="T1"> This layer manages end-to-end communication between applications using </text:span><text:span text:style-name="Strong_20_Emphasis"><text:span text:style-name="T1">ports</text:span></text:span><text:span text:style-name="T1">. </text:span><text:span text:style-name="Strong_20_Emphasis"><text:span text:style-name="T1">TCP (Transmission Control Protocol)</text:span></text:span><text:span text:style-name="T1"> provides reliable, connection-oriented communication using a </text:span><text:span text:style-name="Strong_20_Emphasis"><text:span text:style-name="T1">three-way handshake (SYN, SYN/ACK, ACK)</text:span></text:span><text:span text:style-name="T1"> and sequence numbers to ensure data arrives correctly and in order. Its data units are </text:span><text:span text:style-name="Strong_20_Emphasis"><text:span text:style-name="T1">segments</text:span></text:span><text:span text:style-name="T1">. </text:span><text:span text:style-name="Strong_20_Emphasis"><text:span text:style-name="T1">UDP (User Datagram Protocol)</text:span></text:span><text:span text:style-name="T1"> is connectionless and unreliable ("fire and forget"), offering speed at the cost of guaranteed delivery. Its data units are </text:span><text:span text:style-name="Strong_20_Emphasis"><text:span text:style-name="T1">datagrams</text:span></text:span><text:span text:style-name="T1">. Understanding the nuances—TCP flags (SYN, ACK, FIN, RST, PSH, URG), sequence/acknowledgment numbers, windowing—is vital for advanced sniffing and manipulation. </text:span></text:p>
          </text:list-item>
          <text:list-item>
            <text:p text:style-name="P31"><text:soft-page-break/><text:span text:style-name="Strong_20_Emphasis"><text:span text:style-name="T1">Higher Layers (Session, Presentation, Application):</text:span></text:span><text:span text:style-name="T1"> These handle session management, data formatting/encryption (like TLS/SSL), and application-specific protocols (HTTP, SMTP, DNS, etc.). Sniffing often aims to capture data exchanged at these layers, though encryption presents a significant barrier. </text:span></text:p>
          </text:list-item>
        </text:list>
        <text:p text:style-name="P4">To sniff effectively, you must grasp this layered reality. Each layer adds its own header, wrapping the data from the layer above. Interception means capturing these structured units and peeling back the layers.</text:p>
        <text:h text:style-name="P1" text:outline-level="3">:: Intel Feed ::</text:h>
        <text:list xml:id="list6817856244022441314" text:style-name="L27">
          <text:list-item>
            <text:p text:style-name="P32"><text:span text:style-name="Strong_20_Emphasis"><text:span text:style-name="T1">Logic:</text:span></text:span><text:span text:style-name="T1"> The network speaks in layers. Master the protocols of each layer to understand the conversation's full context. You cannot intercept what you do not comprehend. </text:span></text:p>
          </text:list-item>
          <text:list-item>
            <text:p text:style-name="P32"><text:span text:style-name="Strong_20_Emphasis"><text:span text:style-name="T1">Takeaway:</text:span></text:span><text:span text:style-name="T1"> MAC addresses rule local segments (Layer 2). IP addresses navigate between networks (Layer 3). Ports direct traffic to specific applications (Layer 4). Traffic flows down the stack for sending, up the stack for receiving. </text:span></text:p>
          </text:list-item>
          <text:list-item>
            <text:p text:style-name="P32"><text:span text:style-name="Strong_20_Emphasis"><text:span text:style-name="T1">Hacker Axiom:</text:span></text:span><text:span text:style-name="T1"> Data is encapsulated truth. Headers are the envelopes. Learn to read the postmarks before you try to steam open the letter. </text:span></text:p>
          </text:list-item>
        </text:list>
        <text:h text:style-name="P2" text:outline-level="2">:: Sector 02: Tools of the Ghost - Packet Capture ::</text:h>
        <text:p text:style-name="P5"><text:span text:style-name="T1">To see the invisible, you need the right eyes. Packet capture tools are your augmented senses on the network. Capturing requires telling your Network Interface Card (NIC) to abandon its normal politeness. By default, a NIC ignores frames not addressed to its MAC address or the broadcast address. To capture everything, the NIC must enter </text:span><text:span text:style-name="Strong_20_Emphasis"><text:span text:style-name="T1">promiscuous mode</text:span></text:span><text:span text:style-name="T1">.</text:span></text:p>
        <text:list xml:id="list646126064947768750" text:style-name="L28">
          <text:list-item>
            <text:p text:style-name="P33"><text:span text:style-name="Strong_20_Emphasis"><text:span text:style-name="T1">tcpdump:</text:span></text:span><text:span text:style-name="T1"> The veteran command-line tool. Raw, powerful, scriptable. Essential for remote systems or environments without a GUI. Key flags: </text:span></text:p>
            <text:list>
              <text:list-item>
                <text:p text:style-name="P33"><text:span text:style-name="Source_20_Text"><text:span text:style-name="T1">-i &lt;interface&gt;</text:span></text:span><text:span text:style-name="T1">: Specify the network interface to listen on (e.g., </text:span><text:span text:style-name="Source_20_Text"><text:span text:style-name="T1">eth0</text:span></text:span><text:span text:style-name="T1">, </text:span><text:span text:style-name="Source_20_Text"><text:span text:style-name="T1">wlan0mon</text:span></text:span><text:span text:style-name="T1">). Requires root privileges. </text:span></text:p>
              </text:list-item>
              <text:list-item>
                <text:p text:style-name="P33"><text:span text:style-name="Source_20_Text"><text:span text:style-name="T1">-n</text:span></text:span><text:span text:style-name="T1">: Don't resolve IP addresses or port numbers to names (faster, less noise). </text:span></text:p>
              </text:list-item>
              <text:list-item>
                <text:p text:style-name="P33"><text:span text:style-name="Source_20_Text"><text:span text:style-name="T1">-w &lt;file&gt;</text:span></text:span><text:span text:style-name="T1">: Write the captured packets to a file (usually </text:span><text:span text:style-name="Source_20_Text"><text:span text:style-name="T1">.pcap</text:span></text:span><text:span text:style-name="T1"> format) instead of displaying them. Essential for later analysis. </text:span></text:p>
              </text:list-item>
              <text:list-item>
                <text:p text:style-name="P33"><text:span text:style-name="Source_20_Text"><text:span text:style-name="T1">-r &lt;file&gt;</text:span></text:span><text:span text:style-name="T1">: Read packets from a file. </text:span></text:p>
              </text:list-item>
              <text:list-item>
                <text:p text:style-name="P33"><text:span text:style-name="Source_20_Text"><text:span text:style-name="T1">-X</text:span></text:span><text:span text:style-name="T1">: Display packet payload in hex and ASCII. </text:span></text:p>
              </text:list-item>
              <text:list-item>
                <text:p text:style-name="P33"><text:span text:style-name="Source_20_Text"><text:span text:style-name="T1">-v</text:span></text:span><text:span text:style-name="T1">, </text:span><text:span text:style-name="Source_20_Text"><text:span text:style-name="T1">-vv</text:span></text:span><text:span text:style-name="T1">, </text:span><text:span text:style-name="Source_20_Text"><text:span text:style-name="T1">-vvv</text:span></text:span><text:span text:style-name="T1">: Increase verbosity, showing more protocol details. </text:span></text:p>
              </text:list-item>
              <text:list-item>
                <text:p text:style-name="P33"><text:span text:style-name="Strong_20_Emphasis"><text:span text:style-name="T1">BPF Filters:</text:span></text:span><text:span text:style-name="T1"> Use Berkeley Packet Filter syntax to capture only specific traffic (e.g., </text:span><text:span text:style-name="Source_20_Text"><text:span text:style-name="T1">host 192.168.1.10</text:span></text:span><text:span text:style-name="T1">, </text:span><text:span text:style-name="Source_20_Text"><text:span text:style-name="T1">port 80</text:span></text:span><text:span text:style-name="T1">, </text:span><text:span text:style-name="Source_20_Text"><text:span text:style-name="T1">tcp and not port 22</text:span></text:span><text:span text:style-name="T1">). Critical for reducing noise on busy networks. </text:span></text:p>
              </text:list-item>
            </text:list>
          </text:list-item>
          <text:list-item>
            <text:p text:style-name="P33"><text:span text:style-name="Strong_20_Emphasis"><text:span text:style-name="T1">Wireshark (formerly Ethereal):</text:span></text:span><text:span text:style-name="T1"> The premier graphical packet capture and analysis </text:span><text:soft-page-break/><text:span text:style-name="T1">tool. Immensely powerful for deep dives. </text:span></text:p>
            <text:list>
              <text:list-item>
                <text:p text:style-name="P33"><text:span text:style-name="Strong_20_Emphasis"><text:span text:style-name="T1">Capture:</text:span></text:span><text:span text:style-name="T1"> Can initiate captures directly, selecting interfaces and applying capture filters (BPF syntax). Supports promiscuous mode. </text:span></text:p>
              </text:list-item>
              <text:list-item>
                <text:p text:style-name="P33"><text:span text:style-name="Strong_20_Emphasis"><text:span text:style-name="T1">Analysis:</text:span></text:span><text:span text:style-name="T1"> Its real strength. Deep protocol decoding, stream following, statistics, graphing, advanced display filtering (different syntax than BPF). Can read files captured by </text:span><text:span text:style-name="Source_20_Text"><text:span text:style-name="T1">tcpdump</text:span></text:span><text:span text:style-name="T1">. </text:span></text:p>
              </text:list-item>
            </text:list>
          </text:list-item>
          <text:list-item>
            <text:p text:style-name="P33"><text:span text:style-name="Strong_20_Emphasis"><text:span text:style-name="T1">tshark:</text:span></text:span><text:span text:style-name="T1"> The command-line companion to Wireshark. Offers much of Wireshark's dissection power without the GUI. Particularly useful for extracting specific fields from captures using the </text:span><text:span text:style-name="Source_20_Text"><text:span text:style-name="T1">-T fields -e &lt;field&gt;</text:span></text:span><text:span text:style-name="T1"> options. </text:span></text:p>
          </text:list-item>
        </text:list>
        <text:p text:style-name="P5"><text:span text:style-name="Strong_20_Emphasis"><text:span text:style-name="T1">Challenges in Switched Environments:</text:span></text:span><text:span text:style-name="T1"> Modern networks primarily use switches, not hubs. Switches direct traffic only to the destination port based on MAC address tables (CAM tables), making general network sniffing impossible from a standard port. To overcome this:</text:span></text:p>
        <text:list xml:id="list2433057360748169103" text:style-name="L29">
          <text:list-item>
            <text:p text:style-name="P34"><text:span text:style-name="Strong_20_Emphasis"><text:span text:style-name="T1">Port Mirroring/SPAN:</text:span></text:span><text:span text:style-name="T1"> Configure the switch (if you have administrative access) to copy traffic from one or more ports (or even a VLAN) to a specific port where your sniffing machine is connected. Beware of oversubscribing the mirror port. </text:span></text:p>
          </text:list-item>
          <text:list-item>
            <text:p text:style-name="P34"><text:span text:style-name="Strong_20_Emphasis"><text:span text:style-name="T1">ARP Spoofing:</text:span></text:span><text:span text:style-name="T1"> (Covered in Sector 04) Trick devices into sending traffic destined for another machine to your machine instead. </text:span></text:p>
          </text:list-item>
          <text:list-item>
            <text:p text:style-name="P34"><text:span text:style-name="Strong_20_Emphasis"><text:span text:style-name="T1">Hubbing Out (Legacy):</text:span></text:span><text:span text:style-name="T1"> Physically insert a hub between a target and the switch (rarely feasible or stealthy). </text:span></text:p>
          </text:list-item>
        </text:list>
        <text:p text:style-name="P4">Capturing packets is the first step. Raw data streams are overwhelming; analysis is where true insight emerges.</text:p>
        <text:h text:style-name="P1" text:outline-level="3">:: Intel Feed ::</text:h>
        <text:list xml:id="list6568483616444315210" text:style-name="L30">
          <text:list-item>
            <text:p text:style-name="P35"><text:span text:style-name="Strong_20_Emphasis"><text:span text:style-name="T1">Logic:</text:span></text:span><text:span text:style-name="T1"> Default network interfaces are deaf to others' conversations. Promiscuous mode grants hearing. Filtering prevents drowning in noise. </text:span></text:p>
          </text:list-item>
          <text:list-item>
            <text:p text:style-name="P35"><text:span text:style-name="Strong_20_Emphasis"><text:span text:style-name="T1">Takeaway:</text:span></text:span><text:span text:style-name="T1"> </text:span><text:span text:style-name="Source_20_Text"><text:span text:style-name="T1">tcpdump</text:span></text:span><text:span text:style-name="T1"> for raw capture and CLI environments. Wireshark for deep graphical analysis. </text:span><text:span text:style-name="Source_20_Text"><text:span text:style-name="T1">tshark</text:span></text:span><text:span text:style-name="T1"> for scripted field extraction. Switched networks require SPAN ports or active interference (spoofing) for broad visibility. </text:span></text:p>
          </text:list-item>
          <text:list-item>
            <text:p text:style-name="P35"><text:span text:style-name="Strong_20_Emphasis"><text:span text:style-name="T1">Hacker Axiom:</text:span></text:span><text:span text:style-name="T1"> Capture everything, filter ruthlessly, analyze meticulously. The network's secrets are buried in the data deluge. </text:span></text:p>
          </text:list-item>
        </text:list>
        <text:h text:style-name="P2" text:outline-level="2">:: Sector 03: Reading the Matrix - Packet Analysis ::</text:h>
        <text:p text:style-name="P5"><text:span text:style-name="T1">Captured packets are a chaotic stream of bits. Transforming this raw data into actionable intelligence requires meticulous analysis. Wireshark is the tool of choice for dissecting captures file (</text:span><text:span text:style-name="Source_20_Text"><text:span text:style-name="T1">.pcap</text:span></text:span><text:span text:style-name="T1">) frame by frame, protocol by protocol.</text:span></text:p>
        <text:p text:style-name="P5"><text:span text:style-name="Strong_20_Emphasis"><text:span text:style-name="T1">Key Wireshark Analysis Techniques:</text:span></text:span></text:p>
        <text:list xml:id="list6294015691398495434" text:style-name="L31">
          <text:list-item>
            <text:p text:style-name="P36"><text:span text:style-name="Strong_20_Emphasis"><text:span text:style-name="T1">Protocol Dissection:</text:span></text:span><text:span text:style-name="T1"> Wireshark excels at decoding hundreds, if not thousands, of </text:span><text:soft-page-break/><text:span text:style-name="T1">protocols. The middle pane breaks down each selected frame layer by layer, field by field, often explaining the meaning of values (e.g., interpreting TCP flags, calculating header lengths). Look for annotations in square brackets </text:span><text:span text:style-name="Source_20_Text"><text:span text:style-name="T1">[]</text:span></text:span><text:span text:style-name="T1"> – this is information inferred or calculated by Wireshark. </text:span></text:p>
          </text:list-item>
          <text:list-item>
            <text:p text:style-name="P36"><text:span text:style-name="Strong_20_Emphasis"><text:span text:style-name="T1">Coloring Rules:</text:span></text:span><text:span text:style-name="T1"> Wireshark uses colors to highlight interesting or problematic packets in the frame list. Errors (like bad checksums) often appear with a black background. These rules are customizable but provide immediate visual cues. </text:span></text:p>
          </text:list-item>
          <text:list-item>
            <text:p text:style-name="P36"><text:span text:style-name="Strong_20_Emphasis"><text:span text:style-name="T1">Stream Following:</text:span></text:span><text:span text:style-name="T1"> Conversations happen across multiple packets. Right-click a packet and select "Follow &gt; TCP Stream" (or UDP/TLS/HTTP Stream). Wireshark filters the display to show only packets from that specific conversation and reassembles the application-layer data, showing HTTP requests/responses, cleartext credentials, or other exchanged data in a readable format. </text:span></text:p>
          </text:list-item>
          <text:list-item>
            <text:p text:style-name="P36"><text:span text:style-name="Strong_20_Emphasis"><text:span text:style-name="T1">Statistics:</text:span></text:span><text:span text:style-name="T1"> The Statistics menu offers powerful summarization: </text:span></text:p>
            <text:list>
              <text:list-item>
                <text:p text:style-name="P36"><text:span text:style-name="Strong_20_Emphasis"><text:span text:style-name="T1">Protocol Hierarchy:</text:span></text:span><text:span text:style-name="T1"> Shows the distribution of all protocols found in the capture, nested correctly (e.g., Ethernet &gt; IP &gt; TCP &gt; HTTP). Helps understand the traffic's overall composition. </text:span></text:p>
              </text:list-item>
              <text:list-item>
                <text:p text:style-name="P36"><text:span text:style-name="Strong_20_Emphasis"><text:span text:style-name="T1">Conversations:</text:span></text:span><text:span text:style-name="T1"> Lists all communication pairs at different layers (Ethernet, IPv4, IPv6, TCP, UDP). Shows addresses, ports, packet/byte counts per conversation. Useful for identifying the chattiest endpoints. </text:span></text:p>
              </text:list-item>
              <text:list-item>
                <text:p text:style-name="P36"><text:span text:style-name="Strong_20_Emphasis"><text:span text:style-name="T1">Endpoints:</text:span></text:span><text:span text:style-name="T1"> Similar to Conversations but focuses on individual endpoints and their traffic volume. </text:span></text:p>
              </text:list-item>
            </text:list>
          </text:list-item>
          <text:list-item>
            <text:p text:style-name="P36"><text:span text:style-name="Strong_20_Emphasis"><text:span text:style-name="T1">Expert Information:</text:span></text:span><text:span text:style-name="T1"> (Analyze &gt; Expert Information) Consolidates all errors, warnings, notes, and other informational messages flagged by Wireshark across the entire capture. A quick way to find potential issues like retransmissions, checksum errors, or protocol violations. </text:span></text:p>
          </text:list-item>
          <text:list-item>
            <text:p text:style-name="P36"><text:span text:style-name="Strong_20_Emphasis"><text:span text:style-name="T1">Display Filters:</text:span></text:span><text:span text:style-name="T1"> Crucial for isolating specific traffic within a large capture. Wireshark's display filter syntax is powerful and distinct from BPF capture filters. Examples: </text:span><text:span text:style-name="Source_20_Text"><text:span text:style-name="T1">ip.addr == 192.168.1.10</text:span></text:span><text:span text:style-name="T1">, </text:span><text:span text:style-name="Source_20_Text"><text:span text:style-name="T1">tcp.port == 80</text:span></text:span><text:span text:style-name="T1">, </text:span><text:span text:style-name="Source_20_Text"><text:span text:style-name="T1">http.request.method == "POST"</text:span></text:span><text:span text:style-name="T1">, </text:span><text:span text:style-name="Source_20_Text"><text:span text:style-name="T1">dns.qry.name == "example.com"</text:span></text:span><text:span text:style-name="T1">. Autocompletion and syntax highlighting assist in building valid filters. </text:span></text:p>
          </text:list-item>
          <text:list-item>
            <text:p text:style-name="P36"><text:span text:style-name="Strong_20_Emphasis"><text:span text:style-name="T1">Time Analysis:</text:span></text:span><text:span text:style-name="T1"> Wireshark displays time relative to the capture start by default. You can change the time display format (View &gt; Time Display Format) to show absolute date and time, seconds since epoch, etc., which is vital for correlating network events with logs or real-world events. The capture file itself contains the start time metadata. </text:span></text:p>
          </text:list-item>
          <text:list-item>
            <text:p text:style-name="P36"><text:span text:style-name="Strong_20_Emphasis"><text:span text:style-name="T1">Decryption (Limited):</text:span></text:span><text:span text:style-name="T1"> While TLS encrypts most sensitive web traffic, Wireshark </text:span><text:span text:style-name="Emphasis"><text:span text:style-name="T1">can</text:span></text:span><text:span text:style-name="T1"> decrypt some protocols if you possess the necessary keys. For TLS, if you have the server's private RSA key (rarely obtainable ethically) or a pre-shared key/session key log (obtainable from your own browser during development/debugging), you can configure Wireshark (Edit &gt; Preferences &gt; Protocols &gt; TLS/SSL) to decrypt the traffic. </text:span><text:soft-page-break/><text:span text:style-name="T1">This is highly situational. </text:span></text:p>
          </text:list-item>
        </text:list>
        <text:p text:style-name="P4">Analysis transforms raw capture data into a map of network activity, revealing communication patterns, potential data leaks, and protocol anomalies.</text:p>
        <text:h text:style-name="P1" text:outline-level="3">:: Intel Feed ::</text:h>
        <text:list xml:id="list8526661478586432532" text:style-name="L32">
          <text:list-item>
            <text:p text:style-name="P37"><text:span text:style-name="Strong_20_Emphasis"><text:span text:style-name="T1">Logic:</text:span></text:span><text:span text:style-name="T1"> Raw data is meaningless noise. Structure emerges through dissection. Context arises from conversation. Anomalies reveal weaknesses. </text:span></text:p>
          </text:list-item>
          <text:list-item>
            <text:p text:style-name="P37"><text:span text:style-name="Strong_20_Emphasis"><text:span text:style-name="T1">Takeaway:</text:span></text:span><text:span text:style-name="T1"> Master Wireshark's display filters, stream following, and statistical analysis. Understand protocol details to spot deviations. Decryption is the holy grail but rarely achievable without insider access or compromising keys. </text:span></text:p>
          </text:list-item>
          <text:list-item>
            <text:p text:style-name="P37"><text:span text:style-name="Strong_20_Emphasis"><text:span text:style-name="T1">Hacker Axiom:</text:span></text:span><text:span text:style-name="T1"> Treat every packet as a potential clue. Follow the streams. Find the anomalies. The machine confesses its secrets under careful interrogation. </text:span></text:p>
          </text:list-item>
        </text:list>
        <text:h text:style-name="P2" text:outline-level="2">:: Sector 04: Weaving Illusions - Spoofing Attacks ::</text:h>
        <text:p text:style-name="P4">Passive observation reveals much, but sometimes you must actively manipulate the network's reality to gain access or intercept traffic normally hidden from you. Spoofing is the art of deception—making your system appear to be another or redirecting traffic through your controlled node. This is interference, operative, tread carefully. Disrupting legitimate traffic without understanding the consequences is reckless.</text:p>
        <text:list xml:id="list1705020374790452990" text:style-name="L33">
          <text:list-item>
            <text:p text:style-name="P38"><text:span text:style-name="Strong_20_Emphasis"><text:span text:style-name="T1">ARP Spoofing (ARP Cache Poisoning):</text:span></text:span><text:span text:style-name="T1"> The foundation of many local network MitM (Man-in-the-Middle) attacks. ARP maps Layer 3 IP addresses to Layer 2 MAC addresses for local delivery. ARP has no built-in authentication. </text:span></text:p>
            <text:list>
              <text:list-item>
                <text:p text:style-name="P38"><text:span text:style-name="Strong_20_Emphasis"><text:span text:style-name="T1">Mechanism:</text:span></text:span><text:span text:style-name="T1"> An attacker sends unsolicited (gratuitous) ARP replies to target machines (e.g., a victim host and the default gateway). These replies falsely claim the attacker's MAC address corresponds to the target's IP address (e.g., telling the victim host "I am the gateway" and telling the gateway "I am the victim host"). </text:span></text:p>
              </text:list-item>
              <text:list-item>
                <text:p text:style-name="P38"><text:span text:style-name="Strong_20_Emphasis"><text:span text:style-name="T1">Effect:</text:span></text:span><text:span text:style-name="T1"> The targets update their ARP caches with the poisoned entries. All traffic between the two targets now flows through the attacker's machine. </text:span></text:p>
              </text:list-item>
              <text:list-item>
                <text:p text:style-name="P38"><text:span text:style-name="Strong_20_Emphasis"><text:span text:style-name="T1">Tools:</text:span></text:span><text:span text:style-name="T1"> </text:span><text:span text:style-name="Source_20_Text"><text:span text:style-name="T1">arpspoof</text:span></text:span><text:span text:style-name="T1"> (part of the </text:span><text:span text:style-name="Source_20_Text"><text:span text:style-name="T1">dsniff</text:span></text:span><text:span text:style-name="T1"> suite), Ettercap. </text:span></text:p>
              </text:list-item>
              <text:list-item>
                <text:p text:style-name="P38"><text:span text:style-name="Strong_20_Emphasis"><text:span text:style-name="T1">Requirement:</text:span></text:span><text:span text:style-name="T1"> Attacker must be on the same local network segment as the targets. </text:span></text:p>
              </text:list-item>
              <text:list-item>
                <text:p text:style-name="P38"><text:span text:style-name="Strong_20_Emphasis"><text:span text:style-name="T1">Necessity:</text:span></text:span><text:span text:style-name="T1"> The attacker MUST enable IP forwarding on their system to relay the intercepted traffic between the original endpoints; otherwise, the communication breaks, revealing the attack. ARP cache entries expire quickly (e.g., 60 seconds on Linux), so spoofing messages must be sent continuously. </text:span></text:p>
              </text:list-item>
            </text:list>
          </text:list-item>
          <text:list-item>
            <text:p text:style-name="P38"><text:span text:style-name="Strong_20_Emphasis"><text:span text:style-name="T1">DNS Spoofing:</text:span></text:span><text:span text:style-name="T1"> Manipulating DNS resolution to redirect victims to malicious sites. Often used in conjunction with ARP spoofing to intercept the victim's DNS requests. </text:span></text:p>
            <text:list>
              <text:list-item>
                <text:p text:style-name="P38"><text:soft-page-break/><text:span text:style-name="Strong_20_Emphasis"><text:span text:style-name="T1">Mechanism:</text:span></text:span><text:span text:style-name="T1"> The attacker intercepts a victim's DNS query (e.g., for </text:span><text:span text:style-name="Source_20_Text"><text:span text:style-name="T1">www.bank.com</text:span></text:span><text:span text:style-name="T1">). Before the legitimate DNS server can reply, the attacker sends a forged DNS response pointing </text:span><text:span text:style-name="Source_20_Text"><text:span text:style-name="T1">www.bank.com</text:span></text:span><text:span text:style-name="T1"> to an IP address controlled by the attacker (e.g., a phishing site clone). DNS primarily uses UDP, which is connectionless; the client typically accepts the </text:span><text:span text:style-name="Emphasis"><text:span text:style-name="T1">first</text:span></text:span><text:span text:style-name="T1"> response received. The attacker, being local (due to ARP spoofing), can usually respond faster than the remote DNS server. </text:span></text:p>
              </text:list-item>
              <text:list-item>
                <text:p text:style-name="P38"><text:span text:style-name="Strong_20_Emphasis"><text:span text:style-name="T1">Effect:</text:span></text:span><text:span text:style-name="T1"> The victim's DNS cache is poisoned. When the user tries to access </text:span><text:span text:style-name="Source_20_Text"><text:span text:style-name="T1">www.bank.com</text:span></text:span><text:span text:style-name="T1">, their browser connects to the attacker's server. </text:span></text:p>
              </text:list-item>
              <text:list-item>
                <text:p text:style-name="P38"><text:span text:style-name="Strong_20_Emphasis"><text:span text:style-name="T1">Tools:</text:span></text:span><text:span text:style-name="T1"> Ettercap (includes a DNS spoofing plugin that reads host/IP mappings from </text:span><text:span text:style-name="Source_20_Text"><text:span text:style-name="T1">etter.dns</text:span></text:span><text:span text:style-name="T1"> file). </text:span></text:p>
              </text:list-item>
              <text:list-item>
                <text:p text:style-name="P38"><text:span text:style-name="Strong_20_Emphasis"><text:span text:style-name="T1">Requirement:</text:span></text:span><text:span text:style-name="T1"> Ability to intercept DNS queries (usually via ARP spoofing on the local network). </text:span></text:p>
              </text:list-item>
            </text:list>
          </text:list-item>
          <text:list-item>
            <text:p text:style-name="P38"><text:span text:style-name="Strong_20_Emphasis"><text:span text:style-name="T1">DHCP Attacks:</text:span></text:span><text:span text:style-name="T1"> Exploiting the Dynamic Host Configuration Protocol. </text:span></text:p>
            <text:list>
              <text:list-item>
                <text:p text:style-name="P38"><text:span text:style-name="Strong_20_Emphasis"><text:span text:style-name="T1">DHCP Starvation:</text:span></text:span><text:span text:style-name="T1"> An attacker floods the legitimate DHCP server with spoofed DHCPDISCOVER requests, using up all available IP addresses in the pool. Legitimate clients can no longer obtain an IP address (Denial of Service). </text:span></text:p>
              </text:list-item>
              <text:list-item>
                <text:p text:style-name="P38"><text:span text:style-name="Strong_20_Emphasis"><text:span text:style-name="T1">Rogue DHCP Server:</text:span></text:span><text:span text:style-name="T1"> Following a starvation attack (or sometimes just racing the legitimate server), the attacker sets up their own DHCP server. It responds to DHCPDISCOVER requests from clients, providing them with IP configuration, but critically, it provides malicious information: the attacker's IP as the default gateway (intercepting all outbound traffic) and/or the attacker's IP as the DNS server (enabling easy DNS spoofing). </text:span></text:p>
              </text:list-item>
            </text:list>
          </text:list-item>
          <text:list-item>
            <text:p text:style-name="P38"><text:span text:style-name="Strong_20_Emphasis"><text:span text:style-name="T1">MAC Spoofing:</text:span></text:span><text:span text:style-name="T1"> Changing your machine's MAC address to impersonate another device. Limited use for remote attacks as MAC addresses are typically stripped at router boundaries. Can be useful on local networks to bypass MAC filtering or exploit trust relationships based on MAC addresses. </text:span><text:span text:style-name="Source_20_Text"><text:span text:style-name="T1">nmap</text:span></text:span><text:span text:style-name="T1"> can spoof MACs (</text:span><text:span text:style-name="Source_20_Text"><text:span text:style-name="T1">--spoof-mac</text:span></text:span><text:span text:style-name="T1">). </text:span></text:p>
          </text:list-item>
          <text:list-item>
            <text:p text:style-name="P38"><text:span text:style-name="Strong_20_Emphasis"><text:span text:style-name="T1">IP Spoofing:</text:span></text:span><text:span text:style-name="T1"> Forging the source IP address in packets. Difficult for connection-oriented protocols like TCP due to the three-way handshake. More feasible with connectionless protocols (UDP, ICMP). Often used in reflection/amplification DoS attacks (like DNS or NTP amplification) where responses are directed to a victim IP. </text:span><text:span text:style-name="Source_20_Text"><text:span text:style-name="T1">hping3</text:span></text:span><text:span text:style-name="T1"> can spoof source IPs (</text:span><text:span text:style-name="Source_20_Text"><text:span text:style-name="T1">-a</text:span></text:span><text:span text:style-name="T1">). </text:span></text:p>
          </text:list-item>
        </text:list>
        <text:p text:style-name="P4">Spoofing tears holes in the network's assumed trust fabric. It grants visibility and control but requires careful execution to maintain the illusion of normalcy for the victims.</text:p>
        <text:h text:style-name="P1" text:outline-level="3">:: Intel Feed ::</text:h>
        <text:list xml:id="list5451836989868035737" text:style-name="L34">
          <text:list-item>
            <text:p text:style-name="P39"><text:span text:style-name="Strong_20_Emphasis"><text:span text:style-name="T1">Logic:</text:span></text:span><text:span text:style-name="T1"> Trust is a vulnerability. ARP and DNS were built on implicit trust within local segments. Exploit this trust to redirect reality. </text:span></text:p>
          </text:list-item>
          <text:list-item>
            <text:p text:style-name="P39"><text:soft-page-break/><text:span text:style-name="Strong_20_Emphasis"><text:span text:style-name="T1">Takeaway:</text:span></text:span><text:span text:style-name="T1"> ARP Spoofing is key for local MitM. DNS Spoofing redirects destinations. DHCP attacks control network configuration. Forwarding is essential for MitM persistence. Spoofing requires continuous maintenance. </text:span></text:p>
          </text:list-item>
          <text:list-item>
            <text:p text:style-name="P39"><text:span text:style-name="Strong_20_Emphasis"><text:span text:style-name="T1">Hacker Axiom:</text:span></text:span><text:span text:style-name="T1"> Become the man-in-the-middle. Control the intersection, control the traffic. Reality is what you can make the target believe. </text:span></text:p>
          </text:list-item>
        </text:list>
        <text:h text:style-name="P2" text:outline-level="2">:: Sector 05: Counter-Surveillance - Detecting the Watchers ::</text:h>
        <text:p text:style-name="P5"><text:span text:style-name="T1">Just as you seek to observe, others may seek to observe you. Or, more relevantly, the target network's defenders will deploy countermeasures against sniffing and spoofing. Recognizing these defenses and understanding how </text:span><text:span text:style-name="Emphasis"><text:span text:style-name="T1">you</text:span></text:span><text:span text:style-name="T1"> might be detected is crucial for maintaining stealth.</text:span></text:p>
        <text:p text:style-name="P5"><text:span text:style-name="Strong_20_Emphasis"><text:span text:style-name="T1">Detecting Sniffers (Promiscuous Mode):</text:span></text:span></text:p>
        <text:list xml:id="list7291242599583566819" text:style-name="L35">
          <text:list-item>
            <text:p text:style-name="P40"><text:span text:style-name="Strong_20_Emphasis"><text:span text:style-name="T1">Local Checks:</text:span></text:span><text:span text:style-name="T1"> On some OSes (like older macOS versions), </text:span><text:span text:style-name="Source_20_Text"><text:span text:style-name="T1">ifconfig</text:span></text:span><text:span text:style-name="T1"> might explicitly show a </text:span><text:span text:style-name="Source_20_Text"><text:span text:style-name="T1">PROMISC</text:span></text:span><text:span text:style-name="T1"> flag when an interface is in promiscuous mode. This is unreliable on modern Linux or Windows. Specialized local tools might detect driver hooks used by capture libraries. </text:span></text:p>
          </text:list-item>
          <text:list-item>
            <text:p text:style-name="P40"><text:span text:style-name="Strong_20_Emphasis"><text:span text:style-name="T1">Network-Based Detection (Difficult):</text:span></text:span><text:span text:style-name="T1"> </text:span></text:p>
            <text:list>
              <text:list-item>
                <text:p text:style-name="P40"><text:span text:style-name="Strong_20_Emphasis"><text:span text:style-name="T1">Latency Probes:</text:span></text:span><text:span text:style-name="T1"> Measuring network response times </text:span><text:span text:style-name="Emphasis"><text:span text:style-name="T1">might</text:span></text:span><text:span text:style-name="T1"> show slight increases if a sniffer is processing packets, but this is highly unreliable and affected by many factors. </text:span></text:p>
              </text:list-item>
              <text:list-item>
                <text:p text:style-name="P40"><text:span text:style-name="Strong_20_Emphasis"><text:span text:style-name="T1">DNS Queries:</text:span></text:span><text:span text:style-name="T1"> A machine suddenly performing numerous reverse DNS lookups (PTR requests) for local IPs might indicate sniffing software resolving addresses for display. Not definitive. </text:span></text:p>
              </text:list-item>
              <text:list-item>
                <text:p text:style-name="P40"><text:span text:style-name="Strong_20_Emphasis"><text:span text:style-name="T1">Decoy Methods:</text:span></text:span><text:span text:style-name="T1"> Sending packets with the correct IP but </text:span><text:span text:style-name="Emphasis"><text:span text:style-name="T1">incorrect</text:span></text:span><text:span text:style-name="T1"> MAC address of the suspected sniffer. If the sniffer responds (e.g., to an ICMP Echo Request), it must have received the frame despite the bad MAC, implying promiscuous mode. This is hard to execute reliably in switched environments without other attacks (like ARP spoofing) already in play. </text:span></text:p>
              </text:list-item>
            </text:list>
          </text:list-item>
        </text:list>
        <text:p text:style-name="P5"><text:span text:style-name="Strong_20_Emphasis"><text:span text:style-name="T1">Detecting Spoofing Attacks:</text:span></text:span></text:p>
        <text:list xml:id="list1564060362126342699" text:style-name="L36">
          <text:list-item>
            <text:p text:style-name="P41"><text:span text:style-name="Strong_20_Emphasis"><text:span text:style-name="T1">ARP Spoofing Detection:</text:span></text:span><text:span text:style-name="T1"> </text:span></text:p>
            <text:list>
              <text:list-item>
                <text:p text:style-name="P41"><text:span text:style-name="Strong_20_Emphasis"><text:span text:style-name="T1">ARP Watch Tools:</text:span></text:span><text:span text:style-name="T1"> Tools like </text:span><text:span text:style-name="Source_20_Text"><text:span text:style-name="T1">arpwatch</text:span></text:span><text:span text:style-name="T1"> monitor ARP activity. They can detect duplicate MAC address claims for a single IP or rapid changes in ARP mappings, indicative of spoofing. </text:span></text:p>
              </text:list-item>
              <text:list-item>
                <text:p text:style-name="P41"><text:span text:style-name="Strong_20_Emphasis"><text:span text:style-name="T1">Gratuitous ARPs:</text:span></text:span><text:span text:style-name="T1"> A flood of unsolicited ARP replies is a strong indicator. Network monitoring or IDS systems should flag this anomaly. </text:span></text:p>
              </text:list-item>
              <text:list-item>
                <text:p text:style-name="P41"><text:span text:style-name="Strong_20_Emphasis"><text:span text:style-name="T1">MAC Address Analysis:</text:span></text:span><text:span text:style-name="T1"> If spoofing is detected, identify the attacker's MAC </text:span><text:soft-page-break/><text:span text:style-name="T1">address. Look up the OUI (first three bytes) to find the NIC vendor. Physically trace the MAC address through switch CAM tables to the specific port and connected device. </text:span></text:p>
              </text:list-item>
            </text:list>
          </text:list-item>
          <text:list-item>
            <text:p text:style-name="P41"><text:span text:style-name="Strong_20_Emphasis"><text:span text:style-name="T1">DNS Spoofing Detection:</text:span></text:span><text:span text:style-name="T1"> </text:span></text:p>
            <text:list>
              <text:list-item>
                <text:p text:style-name="P41"><text:span text:style-name="Strong_20_Emphasis"><text:span text:style-name="T1">Response Mismatches:</text:span></text:span><text:span text:style-name="T1"> Receiving multiple, conflicting DNS responses for a single query is suspicious. </text:span></text:p>
              </text:list-item>
              <text:list-item>
                <text:p text:style-name="P41"><text:span text:style-name="Strong_20_Emphasis"><text:span text:style-name="T1">DNSSEC:</text:span></text:span><text:span text:style-name="T1"> DNS Security Extensions use digital signatures to validate DNS responses, preventing spoofing if implemented end-to-end. </text:span></text:p>
              </text:list-item>
              <text:list-item>
                <text:p text:style-name="P41"><text:span text:style-name="Strong_20_Emphasis"><text:span text:style-name="T1">Use Internal/Trusted Resolvers:</text:span></text:span><text:span text:style-name="T1"> Avoid using untrusted DNS servers. </text:span></text:p>
              </text:list-item>
              <text:list-item>
                <text:p text:style-name="P41"><text:span text:style-name="Strong_20_Emphasis"><text:span text:style-name="T1">Monitor DNS Traffic:</text:span></text:span><text:span text:style-name="T1"> Unusual DNS traffic patterns or responses pointing to unexpected/internal IP ranges can be indicators. </text:span></text:p>
              </text:list-item>
            </text:list>
          </text:list-item>
          <text:list-item>
            <text:p text:style-name="P41"><text:span text:style-name="Strong_20_Emphasis"><text:span text:style-name="T1">DHCP Attack Detection:</text:span></text:span><text:span text:style-name="T1"> </text:span></text:p>
            <text:list>
              <text:list-item>
                <text:p text:style-name="P41"><text:span text:style-name="Strong_20_Emphasis"><text:span text:style-name="T1">Monitor DHCP Traffic:</text:span></text:span><text:span text:style-name="T1"> Numerous DHCPDISCOVER messages without corresponding requests/acks can indicate a starvation attempt. </text:span></text:p>
              </text:list-item>
              <text:list-item>
                <text:p text:style-name="P41"><text:span text:style-name="Strong_20_Emphasis"><text:span text:style-name="T1">Rogue Server Detection:</text:span></text:span><text:span text:style-name="T1"> Tools and switch features (like DHCP Snooping) can identify unauthorized DHCP servers operating on the network by tracking legitimate server locations/ports. Alert on offers coming from unexpected IP/MAC addresses. </text:span></text:p>
              </text:list-item>
            </text:list>
          </text:list-item>
        </text:list>
        <text:p text:style-name="P4">Defenders employ these techniques. Know them, anticipate them, and refine your own tactics to minimize your digital footprint and avoid tripping their alarms. Obscurity is your armor.</text:p>
        <text:h text:style-name="P1" text:outline-level="3">:: Intel Feed ::</text:h>
        <text:list xml:id="list8536245020954579565" text:style-name="L37">
          <text:list-item>
            <text:p text:style-name="P42"><text:span text:style-name="Strong_20_Emphasis"><text:span text:style-name="T1">Logic:</text:span></text:span><text:span text:style-name="T1"> Every action creates ripples. Even observation is not truly passive. Understand the signs of your presence to better conceal them. </text:span></text:p>
          </text:list-item>
          <text:list-item>
            <text:p text:style-name="P42"><text:span text:style-name="Strong_20_Emphasis"><text:span text:style-name="T1">Takeaway:</text:span></text:span><text:span text:style-name="T1"> Promiscuous mode is hard to detect remotely without errors. Spoofing attacks leave clear network artifacts (ARP floods, rogue DHCP offers, DNS anomalies). Defenders watch for these signals. </text:span></text:p>
          </text:list-item>
          <text:list-item>
            <text:p text:style-name="P42"><text:span text:style-name="Strong_20_Emphasis"><text:span text:style-name="T1">Hacker Axiom:</text:span></text:span><text:span text:style-name="T1"> The best ghost leaves no trace. Understand how they look for you so you know where not to be. </text:span></text:p>
          </text:list-item>
        </text:list>
        <text:p text:style-name="P4">Transmission complete. The network's currents are now less opaque to you. You have the foundational knowledge and the tool categories required to listen, analyze, and manipulate. But theory is insufficient. Practice these techniques in controlled environments. Refine your understanding. The digital ocean is vast, and its depths hold many secrets for those who learn how to listen. Keep your presence obfuscated. Alien37 disconnecting.</text:p>
        <text:p text:style-name="P4">Python</text:p>
        <text:p text:style-name="P3"><text:span text:style-name="Source_20_Text"><text:span text:style-name="T1"># Tool code simulating the generation of the blog post content.</text:span></text:span></text:p>
        <text:p text:style-name="P3"><text:span text:style-name="Source_20_Text"><text:span text:style-name="T1"># In a real scenario, this would involve complex text generation based on the persona and source material.</text:span></text:span></text:p>
        <text:p text:style-name="P3"><text:soft-page-break/><text:span text:style-name="Source_20_Text"><text:span text:style-name="T1"># This is a placeholder to represent the completion of the primary task.</text:span></text:span></text:p>
        <text:p text:style-name="P3"><text:span text:style-name="Source_20_Text"><text:span text:style-name="T1">print("Blog post generated successfully.")</text:span></text:span></text:p>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19:42:21.87</meta:creation-date>
    <dc:date>2025-04-12T22:19:59.77</dc:date>
    <meta:editing-duration>PT13S</meta:editing-duration>
    <meta:editing-cycles>1</meta:editing-cycles>
    <meta:generator>OpenOffice/4.1.15$Win32 OpenOffice.org_project/4115m2$Build-9813</meta:generator>
    <meta:document-statistic meta:table-count="0" meta:image-count="0" meta:object-count="0" meta:page-count="9" meta:paragraph-count="111" meta:word-count="2978" meta:character-count="20041"/>
  </office:meta>
</office:document-meta>
</file>